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P1" style:family="paragraph" style:parent-style-name="Normal">
      <style:text-properties fo:language="es" fo:country="MX"/>
    </style:style>
    <style:style style:name="P2" style:family="paragraph" style:parent-style-name="Normal">
      <style:paragraph-properties fo:line-height="150%"/>
      <style:text-properties fo:font-weight="bold" style:font-weight-asian="bold" style:font-weight-complex="bold"/>
    </style:style>
    <style:style style:name="P3" style:family="paragraph" style:parent-style-name="Normal_20__28_Web_29_" style:list-style-name="L10">
      <style:paragraph-properties>
        <style:tab-stops/>
      </style:paragraph-properties>
    </style:style>
    <style:style style:name="P4" style:family="paragraph" style:parent-style-name="Normal_20__28_Web_29_" style:list-style-name="L10"/>
    <style:style style:name="P5" style:family="paragraph" style:parent-style-name="Heading_20_1" style:master-page-name="MP0">
      <style:paragraph-properties fo:line-height="200%" style:page-number="auto" fo:break-before="page"/>
      <style:text-properties fo:language="es" fo:country="MX"/>
    </style:style>
    <style:style style:name="P6" style:family="paragraph" style:parent-style-name="Heading_20_2">
      <style:text-properties fo:language="es" fo:country="MX"/>
    </style:style>
    <style:style style:name="P7" style:family="paragraph" style:parent-style-name="Heading_20_3">
      <style:paragraph-properties fo:line-height="150%"/>
    </style:style>
    <style:style style:name="P8" style:family="paragraph" style:parent-style-name="List_20_Paragraph" style:list-style-name="L19">
      <style:paragraph-properties fo:line-height="200%"/>
    </style:style>
    <style:style style:name="P9" style:family="paragraph" style:parent-style-name="List_20_Paragraph" style:list-style-name="L7">
      <style:text-properties officeooo:paragraph-rsid="0014642d"/>
    </style:style>
    <style:style style:name="P10" style:family="paragraph" style:parent-style-name="List_20_Paragraph" style:list-style-name="L12">
      <style:text-properties fo:font-weight="bold" style:font-weight-asian="bold" style:font-weight-complex="bold"/>
    </style:style>
    <style:style style:name="P11" style:family="paragraph" style:parent-style-name="List_20_Paragraph" style:list-style-name="L16">
      <style:text-properties fo:font-weight="bold" style:font-weight-asian="bold" style:font-weight-complex="bold"/>
    </style:style>
    <style:style style:name="P12" style:family="paragraph" style:parent-style-name="List_20_Paragraph" style:list-style-name="L9"/>
    <style:style style:name="P13" style:family="paragraph" style:parent-style-name="List_20_Paragraph" style:list-style-name="L10"/>
    <style:style style:name="P14" style:family="paragraph" style:parent-style-name="List_20_Paragraph" style:list-style-name="L12"/>
    <style:style style:name="P15" style:family="paragraph" style:parent-style-name="List_20_Paragraph" style:list-style-name="L13"/>
    <style:style style:name="P16" style:family="paragraph" style:parent-style-name="List_20_Paragraph" style:list-style-name="L17"/>
    <style:style style:name="P17" style:family="paragraph" style:parent-style-name="List_20_Paragraph" style:list-style-name="L18"/>
    <style:style style:name="P18" style:family="paragraph" style:parent-style-name="List_20_Paragraph" style:list-style-name="L19"/>
    <style:style style:name="P19" style:family="paragraph" style:parent-style-name="List_20_Paragraph" style:list-style-name="L20"/>
    <style:style style:name="P20" style:family="paragraph" style:parent-style-name="Normal">
      <style:paragraph-properties fo:text-align="start" style:justify-single-word="false"/>
    </style:style>
    <style:style style:name="P21" style:family="paragraph" style:parent-style-name="Normal">
      <style:paragraph-properties fo:text-align="start" style:justify-single-word="false"/>
      <style:text-properties officeooo:paragraph-rsid="0014642d"/>
    </style:style>
    <style:style style:name="P22" style:family="paragraph" style:parent-style-name="Normal" style:list-style-name="L23">
      <style:paragraph-properties fo:text-align="start" style:justify-single-word="false"/>
      <style:text-properties officeooo:paragraph-rsid="0014642d"/>
    </style:style>
    <style:style style:name="P23" style:family="paragraph" style:parent-style-name="Normal">
      <style:paragraph-properties fo:text-align="start" style:justify-single-word="false"/>
      <style:text-properties fo:font-weight="bold" officeooo:rsid="0014642d" officeooo:paragraph-rsid="0014642d" style:font-weight-asian="bold" style:font-weight-complex="bold"/>
    </style:style>
    <style:style style:name="P24" style:family="paragraph" style:parent-style-name="Normal" style:list-style-name="L24">
      <style:paragraph-properties fo:text-align="start" style:justify-single-word="false"/>
      <style:text-properties fo:font-weight="normal" officeooo:rsid="0014642d" officeooo:paragraph-rsid="0014642d" style:font-weight-asian="normal" style:font-weight-complex="normal"/>
    </style:style>
    <style:style style:name="P25" style:family="paragraph" style:parent-style-name="Normal" style:list-style-name="L24">
      <style:paragraph-properties fo:text-align="start" style:justify-single-word="false"/>
      <style:text-properties fo:font-weight="normal" officeooo:rsid="0014d20e" officeooo:paragraph-rsid="0014d20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642d"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4642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5LVL1" loext:num-list-format="%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Matriz DOFA: Higiene en los baños de Campuslands</text:h>
      <text:h text:style-name="P6" text:outline-level="2">Debilidad Principal:</text:h>
      <text:p text:style-name="P1">Los malos de los usuarios, las personas (principalmente los hombres) no hacen un buen uso de los baños públicos, ya que usan los inodoros como orinales causando que la orina salpique y ensucie la taza del baño, sin importarle en lo más mínimo si el asiento sanitario no está levantado (más conocido como el bizcocho del baño), lo cual puede provocar ciertos problemas, como:</text:p>
      <text:p text:style-name="P2">Problemas de salud:</text:p>
      <text:list xml:id="list3124442275" text:style-name="L16">
        <text:list-item>
          <text:p text:style-name="P11">Proliferación de bacterias y hongos:</text:p>
        </text:list-item>
      </text:list>
      <text:list xml:id="list2625436469" text:style-name="L19">
        <text:list-item>
          <text:p text:style-name="P18">La orina contiene urea, sales y desechos que, si se dejan en superficies, favorecen el crecimiento de bacterias como E. coli o Staphylococcus.</text:p>
        </text:list-item>
        <text:list-item>
          <text:p text:style-name="P8">Puede generar olores fuertes por la descomposición de la urea en amoníaco.</text:p>
        </text:list-item>
      </text:list>
      <text:list xml:id="list122733828495155" text:continue-list="list3124442275" text:style-name="L16">
        <text:list-item>
          <text:p text:style-name="P11">Transmisión de enfermedades:</text:p>
        </text:list-item>
      </text:list>
      <text:list xml:id="list2184934554" text:style-name="L17">
        <text:list-item>
          <text:p text:style-name="P16">Aunque la orina en sí es estéril al salir del cuerpo, al contaminar superficies puede convertirse en medio de transporte para bacterias.</text:p>
        </text:list-item>
        <text:list-item>
          <text:p text:style-name="P16">Riesgo indirecto de infecciones urinarias, gastrointestinales o dérmicas si hay contacto con superficies sucias.</text:p>
        </text:list-item>
      </text:list>
      <text:list xml:id="list122735627810015" text:continue-list="list122733828495155" text:style-name="L16">
        <text:list-item>
          <text:p text:style-name="P11">Alergias o reacciones cutáneas:</text:p>
        </text:list-item>
      </text:list>
      <text:list xml:id="list1879890525" text:style-name="L18">
        <text:list-item>
          <text:p text:style-name="P17">El contacto con superficies contaminadas puede causar irritaciones, especialmente en niños o personas sensibles.</text:p>
        </text:list-item>
      </text:list>
      <text:h text:style-name="P7" text:outline-level="3">Problemas sociales y de convivencia:</text:h>
      <text:list xml:id="list985512340" text:style-name="L20">
        <text:list-item>
          <text:p text:style-name="P19"><text:span text:style-name="T3">Desagrado o conflicto en casa o trabajo: </text:span>Nadie quiere usar un baño sucio. Esto puede causar disgustos, especialmente cuando se quiere usar el baño público.</text:p>
        </text:list-item>
        <text:list-item>
          <text:p text:style-name="P19"><text:span text:style-name="T3">Falta de respeto: </text:span>Dejar orina en el asiento o el suelo se percibe como una falta de consideración hacia los demás.</text:p>
        </text:list-item>
        <text:list-item>
          <text:p text:style-name="P19"><text:span text:style-name="T3">Mala imagen personal o institucional: </text:span>En empresas, escuelas, restaurantes, etc., da una imagen negativa y poco profesional a la institución.</text:p>
        </text:list-item>
      </text:list>
      <text:h text:style-name="Heading_20_3" text:outline-level="3">Gastos económicos innecesarios por falta de higiene en el baño:</text:h>
      <text:p text:style-name="Normal"/>
      <text:list xml:id="list200329568" text:style-name="L12">
        <text:list-item>
          <text:p text:style-name="P10">Mayor consumo de productos de limpieza:</text:p>
        </text:list-item>
      </text:list>
      <text:list xml:id="list2574862597" text:style-name="L13">
        <text:list-item>
          <text:p text:style-name="P15">Se gasta más en desinfectantes, papel, guantes, ambientadores, mopas, etc.</text:p>
        </text:list-item>
        <text:list-item>
          <text:p text:style-name="P15"><text:soft-page-break/>Si se necesita limpiar con más frecuencia, los productos se acaban más rápido.</text:p>
        </text:list-item>
      </text:list>
      <text:list xml:id="list122733959077788" text:continue-list="list200329568" text:style-name="L12">
        <text:list-item>
          <text:p text:style-name="P14"><text:span text:style-name="T3">Tiempo del personal de limpieza: </text:span>En oficinas o lugares públicos, el personal debe dedicar más tiempo a baños en lugar de otras tareas → más horas de trabajo = más costo.</text:p>
        </text:list-item>
        <text:list-item>
          <text:p text:style-name="P14"><text:span text:style-name="T3">Desgaste de materiales: </text:span>El amoníaco y los residuos de orina pueden dañar el porcelanato, la pintura, los zócalos o el sellado del suelo → más mantenimiento o reparaciones.</text:p>
        </text:list-item>
        <text:list-item>
          <text:p text:style-name="P14"><text:span text:style-name="T3">Reputación y percepción: </text:span>Un baño sucio puede alejar a usuarios o generar quejas → impacto económico indirecto.</text:p>
        </text:list-item>
      </text:list>
      <text:h text:style-name="Heading_20_2" text:outline-level="2">Oportunidades (Factores externos positivos)</text:h>
      <text:p text:style-name="Normal"/>
      <text:list xml:id="list3672536334" text:style-name="L9">
        <text:list-item>
          <text:p text:style-name="P12"><text:span text:style-name="Strong"><text:span text:style-name="T3">Educación sobre los beneficios de orinar sentado</text:span></text:span><text:span text:style-name="T3">, especialmente para hombres, como:</text:span></text:p>
        </text:list-item>
      </text:list>
      <text:list xml:id="list3589829627" text:style-name="L10">
        <text:list-item>
          <text:p text:style-name="P13">Educación sobre los beneficios de orinar sentado (higiene, salud prostática, menos salpicaduras).</text:p>
        </text:list-item>
        <text:list-item>
          <text:p text:style-name="P3"><text:span text:style-name="Strong"><text:span text:style-name="T1">Mayor higiene</text:span></text:span> (menos salpicaduras en el asiento, suelo y ropa).</text:p>
        </text:list-item>
        <text:list-item>
          <text:p text:style-name="P4"><text:span text:style-name="Strong"><text:span text:style-name="T1">Mejor salud prostática</text:span></text:span>, especialmente en hombres mayores.</text:p>
        </text:list-item>
        <text:list-item>
          <text:p text:style-name="P4"><text:span text:style-name="Strong"><text:span text:style-name="T1">Prevención de olores</text:span></text:span> y reducción del trabajo de limpieza.</text:p>
        </text:list-item>
      </text:list>
      <text:list xml:id="list122734038823721" text:continue-list="list3672536334" text:style-name="L9">
        <text:list-item>
          <text:p text:style-name="P12"><text:span text:style-name="T3">Tecnología: </text:span>Señalización con QR para reportar problemas en tiempo real. <text:s/></text:p>
        </text:list-item>
        <text:list-item>
          <text:p text:style-name="P12"><text:span text:style-name="T3">Cultura japonesa como referente: </text:span>Normalizar el hábito de orinar sentado (en Japón es común por respeto al espacio compartido). <text:s/></text:p>
        </text:list-item>
      </text:list>
      <text:list xml:id="list120737436697018" text:style-name="L7">
        <text:list-header>
          <text:p text:style-name="P9"/>
        </text:list-header>
      </text:list>
      <text:p text:style-name="P21"><text:line-break/><text:span text:style-name="T3">Fortalezas (Factores internos positivos):</text:span><text:line-break/><text:line-break/><text:span text:style-name="T4">1. </text:span><text:span text:style-name="T3">Presencia de personal de limpieza comprometido:</text:span> El personal de aseo en Campuslands realiza limpiezas regulares y está dispuesto a responder a quejas o reportes, lo que permite mantener cierto control sobre la higiene.<text:line-break/><text:line-break/><text:span text:style-name="T4">2. </text:span><text:span text:style-name="T3">Disponibilidad de productos de limpieza adecuados: </text:span>Se cuenta con insumos como desinfectantes, ambientadores, guantes y papel higiénico, lo cual facilita una limpieza más efectiva cuando se realiza correctamente.<text:line-break/><text:line-break/><text:span text:style-name="T4">3. </text:span><text:span text:style-name="T3">Cultura institucional orientada a la mejora continua: </text:span>Campuslands promueve el respeto y la convivencia, por lo que iniciativas relacionadas con la higiene pueden ser bien recibidas si se comunican adecuadamente.<text:line-break/><text:soft-page-break/><text:line-break/><text:span text:style-name="T4">4. </text:span><text:span text:style-name="T3">Accesibilidad a recursos digitales para campañas educativas: </text:span>La institución tiene medios para crear videos, infografías o sistemas digitales que ayuden a formar conciencia sobre el uso adecuado del baño.<text:line-break/></text:p>
      <text:p text:style-name="P20"><text:line-break/><text:span text:style-name="T3">Amenazas (Factores externos negativos):</text:span><text:line-break/><text:line-break/><text:span text:style-name="T3">1. Resistencia cultural o falta de costumbre a orinar sentado: </text:span>Muchos hombres ven esta práctica como innecesaria o “poco masculina”, lo cual dificulta un cambio de comportamiento.<text:line-break/><text:line-break/><text:span text:style-name="T3">2. Falta de educación higiénica desde edades tempranas: </text:span>Si no se enseñan hábitos básicos en casa o en la escuela, se arrastran malas prácticas al entorno académico o laboral.<text:line-break/><text:line-break/><text:span text:style-name="T3">3. Normalización de comportamientos antihigiénicos: </text:span>A pesar de ser una institución privada, algunos estudiantes pueden reproducir actitudes poco higiénicas vistas fuera de Campuslands, creyendo que no son problemáticas.<text:line-break/><text:line-break/><text:span text:style-name="T3">4. Limitaciones presupuestales para implementar soluciones estructurales: </text:span>Mejoras como sensores, señalización digital o campañas constantes pueden requerir inversión que debe ser cuidadosamente administrada.<text:line-break/></text:p>
      <text:p text:style-name="P23">OBJETIVO GENERAL</text:p>
      <text:list xml:id="list2741946499" text:style-name="L23">
        <text:list-item>
          <text:p text:style-name="P22"><text:span text:style-name="T2">Mejorar la higiene de los baños públicos de campuslands</text:span></text:p>
        </text:list-item>
      </text:list>
      <text:p text:style-name="P23">Objetivos Específicos</text:p>
      <text:list xml:id="list2041555614" text:style-name="L24">
        <text:list-item>
          <text:p text:style-name="P24">Mejorar la salud prostática de los usuarios y estudiantes</text:p>
        </text:list-item>
        <text:list-item>
          <text:p text:style-name="P24">Mantener un ambiente limpio y agradable</text:p>
        </text:list-item>
        <text:list-item>
          <text:p text:style-name="P25">Reducir un pequeño gasto en el área de limpieza</text:p>
        </text:list-item>
        <text:list-item>
          <text:p text:style-name="P25">Disminuir el trabajo de los encargados de limpiez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CO"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C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text-align="center" style:justify-single-word="false" fo:keep-together="always" fo:hyphenation-ladder-count="no-limit" fo:keep-with-next="always"/>
      <style:text-properties fo:font-size="16pt" fo:font-weight="bold" style:font-name-asian="Yu Gothic Light" style:font-family-asian="'Yu Gothic Light'" style:font-family-generic-asian="swiss" style:font-pitch-asian="variable" style:font-size-asian="16pt" style:font-weight-asian="bold"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text-align="start" style:justify-single-word="false" fo:keep-together="always" fo:hyphenation-ladder-count="no-limit" fo:keep-with-next="always"/>
      <style:text-properties fo:font-size="13pt" fo:font-weight="bold" style:font-name-asian="Yu Gothic Light" style:font-family-asian="'Yu Gothic Light'" style:font-family-generic-asian="swiss" style:font-pitch-asian="variable" style:font-size-asian="13pt" style:font-weight-asian="bold"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text-align="start" style:justify-single-word="false" fo:keep-together="always" fo:hyphenation-ladder-count="no-limit" fo:keep-with-next="always"/>
      <style:text-properties fo:font-weight="bold" style:font-name-asian="Yu Gothic Light" style:font-family-asian="'Yu Gothic Light'" style:font-family-generic-asian="swiss" style:font-pitch-asian="variable" style:font-weight-asian="bold" style:font-name-complex="Times New Roman" style:font-family-complex="'Times New Roman'" style:font-family-generic-complex="roman" style:font-pitch-complex="variable" style:font-size-complex="12pt" fo:hyphenate="false" loext:hyphenation-no-caps="false"/>
    </style:style>
    <style:style style:name="Normal" style:family="paragraph">
      <style:paragraph-properties fo:text-align="justify" style:justify-single-word="false" fo:hyphenation-ladder-count="no-limit"/>
      <style:text-properties style:font-name="Times New Roman" fo:font-family="'Times New Roman'" style:font-family-generic="roman" style:font-pitch="variable" fo:font-size="12pt" style:font-size-asian="12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asian="Times New Roman" style:font-family-asian="'Times New Roman'" style:font-family-generic-asian="roman" style:font-pitch-asian="variable" style:language-asian="es" style:country-asian="CO"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Yu Gothic Light" style:font-family-asian="'Yu Gothic Light'" style:font-family-generic-asian="swiss"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Yu Gothic Light" style:font-family-asian="'Yu Gothic Light'" style:font-family-generic-asian="swiss" style:font-pitch-asian="variable" style:font-size-asian="13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Yu Gothic Light" style:font-family-asian="'Yu Gothic Light'" style:font-family-generic-asian="swiss" style:font-pitch-asian="variable" style:font-size-asian="12pt" style:font-weight-asian="bold" style:font-name-complex="Times New Roman" style:font-family-complex="'Times New Roman'" style:font-family-generic-complex="roman" style:font-pitch-complex="variable" style:font-size-complex="12pt"/>
    </style:style>
    <style:style style:name="Strong" style:family="text" style:parent-style-name="Default_20_Paragraph_20_Font">
      <style:text-properties fo:font-weight="bold" style:font-weight-asian="bold" style:font-weight-complex="bold"/>
    </style:style>
    <style:style style:name="WW_5f_CharLFO1LVL2" style:display-name="WW_CharLFO1LVL2"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Juan David Quiñonez | LOGIC SOLUTIONS‎</meta:initial-creator>
    <meta:creation-date>2025-06-09T13:23:00Z</meta:creation-date>
    <dc:date>2025-06-09T12:27:33.465314993</dc:date>
    <meta:editing-cycles>4</meta:editing-cycles>
    <meta:editing-duration>PT10M55S</meta:editing-duration>
    <meta:document-statistic meta:table-count="0" meta:image-count="0" meta:object-count="0" meta:page-count="3" meta:paragraph-count="41" meta:word-count="756" meta:character-count="4943" meta:non-whitespace-character-count="4241"/>
    <meta:template xlink:type="simple" xlink:actuate="onRequest" xlink:title="" xlink:href="Normal.dotm"/>
  </office:meta>
</office:document-meta>
</file>